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Symbol" svg:font-family="Symbol"/>
    <style:font-face style:name="Whitney" svg:font-family="Whitney, 'Helvetica Neue', Helvetica, Arial, sans-serif"/>
    <style:font-face style:name="Georgia" svg:font-family="Georgia"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2" style:family="paragraph" style:parent-style-name="Standard">
      <style:paragraph-properties fo:margin-top="0cm" fo:margin-bottom="0.353cm" fo:line-height="115%" style:text-autospace="none"/>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paragraph-properties fo:margin-top="0cm" fo:margin-bottom="0.353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5" style:family="paragraph" style:parent-style-name="Standard">
      <style:paragraph-properties fo:margin-top="0cm" fo:margin-bottom="0.353cm" fo:line-height="115%" fo:text-align="center" style:justify-single-word="false" style:text-autospace="none"/>
    </style:style>
    <style:style style:name="P6" style:family="paragraph" style:parent-style-name="Standard">
      <style:paragraph-properties fo:margin-top="0cm" fo:margin-bottom="0.353cm" fo:line-height="115%" style:text-autospace="none"/>
    </style:style>
    <style:style style:name="P7" style:family="paragraph" style:parent-style-name="Standard">
      <style:paragraph-properties fo:margin-top="0cm" fo:margin-bottom="0.353cm" style:text-autospace="none"/>
    </style:style>
    <style:style style:name="P8" style:family="paragraph" style:parent-style-name="Standard">
      <style:paragraph-properties fo:margin-top="0cm" fo:margin-bottom="0.176cm" style:text-autospace="none"/>
      <style:text-properties fo:color="#000000" style:text-position="0% 100%" style:font-name="TimesNewRomanPS-BoldMT" fo:font-size="24pt" fo:letter-spacing="normal" style:text-underline-style="none" fo:font-weight="bold" style:letter-kerning="false" style:font-name-asian="TimesNewRomanPS-BoldMT" style:font-size-asian="24pt" style:font-weight-asian="bold" style:font-name-complex="TimesNewRomanPS-BoldMT" style:font-size-complex="24pt" style:font-weight-complex="bold"/>
    </style:style>
    <style:style style:name="P9" style:family="paragraph" style:parent-style-name="Standard">
      <style:paragraph-properties fo:margin-top="0cm" fo:margin-bottom="0.176cm" style:text-autospace="none"/>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P10" style:family="paragraph" style:parent-style-name="Standard">
      <style:paragraph-properties fo:margin-top="0cm" fo:margin-bottom="0.176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margin-top="0cm" fo:margin-bottom="0.176cm" style:text-autospace="none"/>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2" style:family="paragraph" style:parent-style-name="Standard">
      <style:paragraph-properties fo:margin-top="0cm" fo:margin-bottom="0.176cm" style:text-autospace="none"/>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P13" style:family="paragraph" style:parent-style-name="Standard">
      <style:paragraph-properties fo:margin-top="0cm" fo:margin-bottom="0.176cm" style:text-autospace="none"/>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P14" style:family="paragraph" style:parent-style-name="Standard">
      <style:paragraph-properties fo:margin-top="0cm" fo:margin-bottom="0.176cm" style:text-autospace="none"/>
    </style:style>
    <style:style style:name="P15" style:family="paragraph" style:parent-style-name="Standard">
      <style:paragraph-properties fo:margin-top="0cm" fo:margin-bottom="0.176cm" fo:line-height="115%" style:text-autospace="none"/>
      <style:text-properties fo:color="#3f6caf" style:text-position="0% 100%" style:font-name="Cambria-Bold" fo:font-size="11pt" fo:letter-spacing="normal" style:text-underline-style="none" fo:font-weight="bold" style:letter-kerning="false" style:font-name-asian="Cambria-Bold" style:font-size-asian="11pt" style:font-weight-asian="bold" style:font-name-complex="Cambria-Bold" style:font-size-complex="11pt" style:font-weight-complex="bold"/>
    </style:style>
    <style:style style:name="P16" style:family="paragraph" style:parent-style-name="Standard">
      <style:paragraph-properties fo:margin-top="0cm" fo:margin-bottom="0.176cm" fo:line-height="115%" style:text-autospace="none"/>
      <style:text-properties fo:color="#3f6caf" style:text-position="0% 100%" style:font-name="Cambria-Bold" fo:font-size="11pt" fo:letter-spacing="normal" fo:font-style="normal" style:text-underline-style="none" fo:font-weight="bold" style:letter-kerning="false" style:font-name-asian="Cambria-Bold" style:font-size-asian="11pt" style:font-style-asian="normal" style:font-weight-asian="bold" style:font-name-complex="Cambria-Bold" style:font-size-complex="11pt" style:font-style-complex="normal" style:font-weight-complex="bold"/>
    </style:style>
    <style:style style:name="P17" style:family="paragraph" style:parent-style-name="Standard">
      <style:paragraph-properties fo:margin-left="1.27cm" fo:margin-right="0cm" fo:margin-top="0cm" fo:margin-bottom="0.176cm" fo:text-indent="-1.27cm" style:auto-text-indent="false" style:text-autospace="none">
        <style:tab-stops>
          <style:tab-stop style:position="-0.635cm"/>
          <style:tab-stop style:position="0cm"/>
        </style:tab-stops>
      </style:paragraph-properties>
      <style:text-properties fo:color="#000000" style:text-position="0% 100%" style:font-name="Calibri-Bold" fo:font-size="11pt" fo:letter-spacing="normal" style:text-underline-style="none" fo:font-weight="bold" style:letter-kerning="false" style:font-name-asian="Calibri-Bold" style:font-size-asian="11pt" style:font-weight-asian="bold" style:font-name-complex="Calibri-Bold" style:font-size-complex="11pt" style:font-weight-complex="bold"/>
    </style:style>
    <style:style style:name="P18"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style>
    <style:style style:name="P19"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0" style:family="paragraph" style:parent-style-name="Standard">
      <style:paragraph-properties fo:margin-left="1.27cm" fo:margin-right="0cm" fo:margin-top="0cm" fo:margin-bottom="0.423cm" fo:text-indent="-1.27cm" style:auto-text-indent="false" style:text-autospace="none">
        <style:tab-stops>
          <style:tab-stop style:position="-0.882cm"/>
          <style:tab-stop style:position="0cm"/>
        </style:tab-stops>
      </style:paragraph-properties>
      <style:text-properties fo:color="#000000" style:text-position="0% 100%" style:font-name="ArialMT" fo:font-size="26.5pt" fo:letter-spacing="normal" fo:font-style="normal" style:text-underline-style="none" fo:font-weight="normal" style:letter-kerning="false" style:font-name-asian="ArialMT" style:font-size-asian="26.5pt" style:font-style-asian="normal" style:font-weight-asian="normal" style:font-name-complex="ArialMT" style:font-size-complex="26.5pt" style:font-style-complex="normal" style:font-weight-complex="normal"/>
    </style:style>
    <style:style style:name="P21"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style>
    <style:style style:name="P22" style:family="paragraph" style:parent-style-name="Standard">
      <style:paragraph-properties fo:margin-left="2.54cm" fo:margin-right="0cm" fo:margin-top="0cm" fo:margin-bottom="0.176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3" style:family="paragraph" style:parent-style-name="Standard">
      <style:paragraph-properties fo:margin-left="2.54cm" fo:margin-right="0cm" fo:margin-top="0cm" fo:margin-bottom="0.353cm" fo:text-indent="-2.54cm" style:auto-text-indent="false" style:text-autospace="none">
        <style:tab-stops>
          <style:tab-stop style:position="-0.635cm"/>
          <style:tab-stop style:position="0cm"/>
        </style:tab-stops>
      </style:paragraph-properties>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24"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style>
    <style:style style:name="P25" style:family="paragraph" style:parent-style-name="Standard">
      <style:paragraph-properties fo:margin-left="2.54cm" fo:margin-right="0cm" fo:margin-top="0cm" fo:margin-bottom="0.423cm" fo:text-indent="-2.54cm" style:auto-text-indent="false" style:text-autospace="none">
        <style:tab-stops>
          <style:tab-stop style:position="-0.882cm"/>
          <style:tab-stop style:position="0cm"/>
        </style:tab-stops>
      </style:paragraph-properties>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26"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P27" style:family="paragraph" style:parent-style-name="Standard">
      <style:paragraph-properties fo:margin-top="0cm" fo:margin-bottom="0.517cm" style:text-autospace="none"/>
    </style:style>
    <style:style style:name="P28" style:family="paragraph" style:parent-style-name="Standard">
      <style:paragraph-properties fo:margin-left="0cm" fo:margin-right="0cm" fo:orphans="2" fo:widows="2" fo:text-indent="0cm" style:auto-text-indent="false"/>
      <style:text-properties fo:font-variant="normal" fo:text-transform="none" fo:color="#b9bbbe" style:font-name="Consolas" fo:font-size="7.90000009536743pt" fo:letter-spacing="normal" fo:font-style="normal" fo:font-weight="normal"/>
    </style:style>
    <style:style style:name="P29" style:family="paragraph" style:parent-style-name="Standard">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0" style:family="paragraph" style:parent-style-name="Standard">
      <style:paragraph-properties fo:margin-top="0cm" fo:margin-bottom="0.423cm" style:text-autospace="none"/>
      <style:text-properties fo:color="#000000" style:font-name="ArialMT" fo:font-size="14.5pt" fo:letter-spacing="normal" fo:font-style="normal" fo:font-weight="normal"/>
    </style:style>
    <style:style style:name="P31" style:family="paragraph" style:parent-style-name="Standard">
      <style:paragraph-properties fo:margin-left="2.54cm" fo:margin-right="0cm" fo:margin-top="0cm" fo:margin-bottom="0.517cm" fo:text-indent="-2.54cm" style:auto-text-indent="false" style:text-autospace="none">
        <style:tab-stops>
          <style:tab-stop style:position="-0.882cm"/>
          <style:tab-stop style:position="0cm"/>
        </style:tab-stops>
      </style:paragraph-properties>
    </style:style>
    <style:style style:name="P32" style:family="paragraph" style:parent-style-name="Standard">
      <style:paragraph-properties fo:margin-top="0cm" fo:margin-bottom="0.353cm" style:text-autospace="none"/>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33" style:family="paragraph" style:parent-style-name="Standard">
      <style:paragraph-properties fo:margin-top="0cm" fo:margin-bottom="0.353cm" fo:line-height="115%" style:text-autospace="none"/>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Heading_20_3">
      <style:paragraph-properties fo:margin-top="0cm" fo:margin-bottom="0.423cm" style:text-autospace="none"/>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P35" style:family="paragraph" style:parent-style-name="Preformatted_20_Text">
      <style:paragraph-properties fo:margin-top="0cm" fo:margin-bottom="0.499cm"/>
    </style:style>
    <style:style style:name="T1" style:family="text">
      <style:text-properties fo:color="#000000"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T2" style:family="text">
      <style:text-properties fo:color="#000000"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fo:color="#000000" style:text-position="0% 100%" style:font-name="TimesNewRomanPS-BoldMT" fo:font-size="12pt" fo:letter-spacing="normal" style:text-underline-style="none" fo:font-weight="bold" style:letter-kerning="false" style:font-name-asian="TimesNewRomanPS-BoldMT" style:font-size-asian="12pt" style:font-weight-asian="bold" style:font-name-complex="TimesNewRomanPS-BoldMT" style:font-size-complex="12pt" style:font-weight-complex="bold"/>
    </style:style>
    <style:style style:name="T4" style:family="text">
      <style:text-properties fo:color="#000000"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5" style:family="text">
      <style:text-properties fo:color="#000000" style:text-position="0% 100%" style:font-name="Calibri" fo:font-size="11pt" fo:letter-spacing="normal" fo:font-style="normal" style:text-underline-style="none"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position="0% 100%" style:font-name="Calibri" fo:font-size="11pt" fo:letter-spacing="normal" fo:font-style="normal" style:text-underline-style="solid" style:text-underline-width="auto" style:text-underline-color="font-color" fo:font-weight="normal" style:letter-kerning="false"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position="0% 100%" style:font-name="Calibri-Italic" fo:font-size="12pt" fo:letter-spacing="normal" fo:font-style="italic" style:text-underline-style="none" fo:font-weight="normal" style:letter-kerning="false" style:font-name-asian="Calibri-Italic" style:font-size-asian="12pt" style:font-style-asian="italic" style:font-weight-asian="normal" style:font-name-complex="Calibri-Italic" style:font-size-complex="12pt" style:font-style-complex="italic" style:font-weight-complex="normal"/>
    </style:style>
    <style:style style:name="T8" style:family="text">
      <style:text-properties fo:color="#000000" style:text-position="0% 100%" style:font-name="Calibri-Bold" fo:font-size="12pt" fo:letter-spacing="normal" fo:font-style="normal" style:text-underline-style="none" fo:font-weight="bold" style:letter-kerning="false" style:font-name-asian="Calibri-Bold" style:font-size-asian="12pt" style:font-style-asian="normal" style:font-weight-asian="bold" style:font-name-complex="Calibri-Bold" style:font-size-complex="12pt" style:font-style-complex="normal" style:font-weight-complex="bold"/>
    </style:style>
    <style:style style:name="T9" style:family="text">
      <style:text-properties fo:color="#000000" style:text-position="0% 100%" style:font-name="Symbol" fo:font-size="11pt" fo:letter-spacing="normal" fo:font-style="normal" style:text-underline-style="none" fo:font-weight="normal" style:letter-kerning="false" style:font-name-asian="Symbol" style:font-size-asian="11pt" style:font-style-asian="normal" style:font-weight-asian="normal" style:font-name-complex="Symbol" style:font-size-complex="11pt" style:font-style-complex="normal" style:font-weight-complex="normal"/>
    </style:style>
    <style:style style:name="T10" style:family="text">
      <style:text-properties fo:color="#000000" style:text-position="0% 100%" style:font-name="ArialMT" fo:font-size="14.5pt" fo:letter-spacing="normal" fo:font-style="normal" style:text-underline-style="none" fo:font-weight="normal" style:letter-kerning="false" style:font-name-asian="ArialMT" style:font-size-asian="14.5pt" style:font-style-asian="normal" style:font-weight-asian="normal" style:font-name-complex="ArialMT" style:font-size-complex="14.5pt" style:font-style-complex="normal" style:font-weight-complex="normal"/>
    </style:style>
    <style:style style:name="T11" style:family="text">
      <style:text-properties fo:color="#000000" style:text-position="0% 100%" style:font-name="Times-Roman" fo:font-size="12pt" fo:letter-spacing="normal" fo:font-style="normal" style:text-underline-style="none" fo:font-weight="normal" style:letter-kerning="false" style:font-name-asian="Times-Roman" style:font-size-asian="12pt" style:font-style-asian="normal" style:font-weight-asian="normal" style:font-name-complex="Times-Roman" style:font-size-complex="12pt" style:font-style-complex="normal" style:font-weight-complex="normal"/>
    </style:style>
    <style:style style:name="T12" style:family="text">
      <style:text-properties fo:color="#00000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3" style:family="text">
      <style:text-properties fo:color="#000000" style:text-position="0% 100%" style:font-name="Georgia" fo:font-size="21pt" fo:letter-spacing="normal" fo:font-style="normal" style:text-underline-style="none" fo:font-weight="normal" style:letter-kerning="false" style:font-name-asian="Georgia" style:font-size-asian="21pt" style:font-style-asian="normal" style:font-weight-asian="normal" style:font-name-complex="Georgia" style:font-size-complex="21pt" style:font-style-complex="normal" style:font-weight-complex="normal"/>
    </style:style>
    <style:style style:name="T14" style:family="text">
      <style:text-properties fo:color="#0000ff" style:text-position="0% 100%" style:font-name="Calibri" fo:font-size="11pt" fo:letter-spacing="normal" style:text-underline-style="none" fo:font-weight="normal" style:letter-kerning="false" style:font-name-asian="Calibri" style:font-size-asian="11pt" style:font-weight-asian="normal" style:font-name-complex="Calibri" style:font-size-complex="11pt" style:font-weight-complex="normal"/>
    </style:style>
    <style:style style:name="T15" style:family="text">
      <style:text-properties fo:color="#0000ff" style:text-position="0% 100%" style:font-name="TimesNewRomanPSMT" fo:font-size="12pt" fo:letter-spacing="normal" style:text-underline-style="solid" style:text-underline-width="auto" style:text-underline-color="#0000ff" fo:font-weight="normal" style:letter-kerning="false" style:font-name-asian="TimesNewRomanPSMT" style:font-size-asian="12pt" style:font-weight-asian="normal" style:font-name-complex="TimesNewRomanPSMT" style:font-size-complex="12pt" style:font-weight-complex="normal"/>
    </style:style>
    <style:style style:name="T16" style:family="text">
      <style:text-properties fo:color="#0000ff" style:text-position="0% 100%" style:font-name="Georgia" fo:font-size="14.5pt" fo:letter-spacing="normal" fo:font-style="normal" style:text-underline-style="solid" style:text-underline-width="auto" style:text-underline-color="#0000ff"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7" style:family="text">
      <style:text-properties fo:color="#103cc0"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8" style:family="text">
      <style:text-properties fo:color="#6033e6" style:text-position="0% 100%" style:font-name="Georgia" fo:font-size="14.5pt" fo:letter-spacing="normal" fo:font-style="normal" style:text-underline-style="none" fo:font-weight="normal" style:letter-kerning="false" style:font-name-asian="Georgia" style:font-size-asian="14.5pt" style:font-style-asian="normal" style:font-weight-asian="normal" style:font-name-complex="Georgia" style:font-size-complex="14.5pt" style:font-style-complex="normal" style:font-weight-complex="normal"/>
    </style:style>
    <style:style style:name="T19" style:family="text">
      <style:text-properties fo:color="#6033e6" style:text-position="0% 100%" style:font-name="Times-Roman" fo:font-size="14.5pt" fo:letter-spacing="normal" fo:font-style="normal" style:text-underline-style="none" fo:font-weight="normal" style:letter-kerning="false" style:font-name-asian="Times-Roman" style:font-size-asian="14.5pt" style:font-style-asian="normal" style:font-weight-asian="normal" style:font-name-complex="Times-Roman" style:font-size-complex="14.5pt" style:font-style-complex="normal" style:font-weight-complex="normal"/>
    </style:style>
    <style:style style:name="T20" style:family="text">
      <style:text-properties fo:font-variant="normal" fo:text-transform="none" fo:color="#dcddde" style:font-name="Whitney" fo:font-size="9pt"/>
    </style:style>
    <style:style style:name="T21" style:family="text">
      <style:text-properties fo:font-variant="normal" fo:text-transform="none" fo:color="#dcddde" style:text-position="0% 100%" style:font-name="Whitney" fo:font-size="9pt" style:text-underline-style="none" style:letter-kerning="false" style:font-name-asian="ArialMT" style:font-size-asian="14.5pt" style:font-style-asian="normal" style:font-weight-asian="normal" style:font-name-complex="ArialMT" style:font-size-complex="14.5pt" style:font-style-complex="normal" style:font-weight-complex="normal"/>
    </style:style>
    <style:style style:name="T22" style:family="text">
      <style:text-properties fo:font-variant="normal" fo:text-transform="none" fo:color="#000000" style:text-position="0% 100%" fo:font-size="14.5pt" fo:letter-spacing="normal" fo:font-style="normal" style:text-underline-style="none" fo:font-weight="normal" style:letter-kerning="false" style:font-size-asian="14.5pt" style:font-style-asian="normal" style:font-weight-asian="normal" style:font-size-complex="14.5pt" style:font-style-complex="normal" style:font-weight-complex="normal"/>
    </style:style>
    <style:style style:name="T23" style:family="text">
      <style:text-properties style:text-position="0% 100%" style:text-underline-style="none" style:letter-kerning="false" style:font-name-asian="ArialMT" style:font-size-asian="14.5pt" style:font-style-asian="normal" style:font-weight-asian="normal" style:font-name-complex="ArialMT" style:font-size-complex="14.5pt" style:font-style-complex="normal" style:font-weight-complex="normal"/>
    </style:style>
    <style:style style:name="T2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struisez une API sécurisée pour une application d'avis gastronomiques</text:p>
      <text:p text:style-name="P2"/>
      <text:p text:style-name="P14"><text:span text:style-name="T1">Vous êtes </text:span><text:span text:style-name="T3">développeur backend freelance</text:span><text:span text:style-name="T1"> et vous travaillez depuis quelques années sur des projets web pour des startups ou des grandes entreprises.</text:span></text:p>
      <text:p text:style-name="P10">La semaine dernière, vous avez reçu un mail vous proposant un nouveau projet.</text:p>
      <text:p text:style-name="P14"><text:span text:style-name="T1">La marque </text:span><text:span text:style-name="T3">So Pekocko</text:span><text:span text:style-name="T1">, qui crée des sauces piquantes, connaît un franc succès, en partie grâce à sa </text:span><text:span text:style-name="T3">chaîne de vidéos YouTube “La piquante”</text:span><text:span text:style-name="T1">.</text:span></text:p>
      <text:p text:style-name="P5"><text:span text:style-name="T14"><text:s/></text:span><text:span text:style-name="T4"> Le logo So Peckocko</text:span></text:p>
      <text:p text:style-name="P14"><text:span text:style-name="T1">L’entreprise souhaite désormais </text:span><text:span text:style-name="T3">développer une application</text:span><text:span text:style-name="T1"> d’évaluation de ses sauces piquantes, </text:span><text:span text:style-name="T3">appelée “Piquante”</text:span><text:span text:style-name="T1">.</text:span></text:p>
      <text:p text:style-name="P14"><text:span text:style-name="T1">Même si l’application deviendra peut-être un magasin en ligne dans un futur proche, Sophie, la product owner de So Pekocko, a décidé que le </text:span><text:span text:style-name="T3">MVP</text:span><text:span text:style-name="T1"> (produit minimum viable) </text:span><text:span text:style-name="T3">du projet</text:span><text:span text:style-name="T1"> sera une </text:span><text:span text:style-name="T3">application web permettant aux utilisateurs d’ajouter leurs sauces préférées et de liker ou disliker les sauces ajoutées par les autres utilisateurs</text:span><text:span text:style-name="T1">.</text:span></text:p>
      <text:p text:style-name="P10">Lors de votre premier jour, vous discutez avec elle sur la messagerie instantanée interne de l’entreprise.</text:p>
      <text:p text:style-name="P10"> </text:p>
      <text:p text:style-name="P5"><text:span text:style-name="T14"><text:s/></text:span><text:span text:style-name="T4">La conversation instantanée entre Sophie et vous</text:span></text:p>
      <text:p text:style-name="P9">[front-end déjà fait ; faire backend et création d’API sécurisée ; données perso des users impérativement protégés côté API et masquage base de donnée ; respect standard OWASP, hébergement Node.js ; base de données MongoDB, framework Express, plug-in Mongoose ; l’API fonctionne parfaitement avec le frontend - sans régression ; Create Read Update Delete].</text:p>
      <text:p text:style-name="P9"/>
      <text:p text:style-name="P14"><text:span text:style-name="T1">La deadline fixée pour la réalisation du projet étant raisonnable, vous décidez d’accepter la mission, sachant que vos</text:span><text:span text:style-name="T3"> connaissances de la</text:span><text:span text:style-name="T1"> </text:span><text:span text:style-name="T3">stack Node.js, Express et Mongo, et d’OWASP</text:span><text:span text:style-name="T1">, sont parfaitement adaptées.</text:span></text:p>
      <text:p text:style-name="P10">Quelques heures plus tard, vous trouvez un post-it de Marc, le développeur frontend, sur votre bureau. </text:p>
      <text:p text:style-name="P10"> </text:p>
      <text:p text:style-name="P5"><text:span text:style-name="T14"><text:s/></text:span><text:span text:style-name="T4"> Le post-it</text:span></text:p>
      <text:p text:style-name="P14"><text:span text:style-name="T1">Vous trouvez effectivement la </text:span><text:a xlink:type="simple" xlink:href="https://s3-eu-west-1.amazonaws.com/course.oc-static.com/projects/DWJ_FR_P6/Guidelines+API.pdf" text:style-name="Internet_20_link" text:visited-style-name="Visited_20_Internet_20_Link"><text:span text:style-name="T15">documentation</text:span></text:a><text:span text:style-name="T1"> dans votre boîte mail ainsi que la </text:span><text:a xlink:type="simple" xlink:href="https://s3.eu-west-1.amazonaws.com/course.oc-static.com/projects/DWJ_FR_P6/P6_Note%2520de%2520cadrage%2520So%2520Pekocko_V3.pdf" text:style-name="Internet_20_link" text:visited-style-name="Visited_20_Internet_20_Link"><text:span text:style-name="T15">note de cadrage</text:span></text:a><text:span text:style-name="T1"> et </text:span><text:a xlink:type="simple" xlink:href="https://github.com/OpenClassrooms-Student-Center/dwj-projet6" text:style-name="Internet_20_link" text:visited-style-name="Visited_20_Internet_20_Link"><text:span text:style-name="T15">un lien vers le repo GitHub.</text:span></text:a><text:span text:style-name="T1"> Vous vous lancez immédiatement !</text:span></text:p>
      <text:p text:style-name="P4"/>
      <text:p text:style-name="P4"/>
      <text:p text:style-name="P4"/>
      <text:p text:style-name="P4"/>
      <text:p text:style-name="P4"/>
      <text:p text:style-name="P15"><text:soft-page-break/>Livrables</text:p>
      <text:p text:style-name="P17">le lien vers votre dépôt Git public contenant le code de l’API.</text:p>
      <text:p text:style-name="P14"><text:span text:style-name="T1">Pour faciliter votre passage au jury, déposez sur la plateforme, dans un dossier nommé “</text:span><text:span text:style-name="T7">P6_nom_prenom</text:span><text:span text:style-name="T2">”, tous les livrables du projet. Chaque livrable doit être nommé avec le numéro du projet et selon l'ordre dans lequel il apparaît, par exemple “</text:span><text:span text:style-name="T7">P6_01_lienGithub</text:span><text:span text:style-name="T2">”.</text:span></text:p>
      <text:p text:style-name="P7"><text:span text:style-name="T2">Une question sur ce projet et votre mentor n’est pas disponible ? Rendez-vous sur le post Workplace dédié aux questions sur ce projet. </text:span><text:span text:style-name="T8">Le lien est disponible dans l’onglet Ressources du projet</text:span><text:span text:style-name="T2">. Un mentor est disponible pour répondre à vos questions. Une fois par semaine, ce même mentor organisera une session live d'une heure sur Workplace pour répondre à vos questions en direct.</text:span></text:p>
      <text:p text:style-name="P16">Soutenance</text:p>
      <text:p text:style-name="P11">La soutenance, d’une durée maximum de 30 minutes, se déroulera en deux parties :</text:p>
      <text:p text:style-name="P12">Partie 1 – 20 minutes : Simulation d'une réunion professionnelle.</text:p>
      <text:p text:style-name="P13">L’évaluateur jouera le rôle de Sophie, la product owner de So Pekocko (il pourra vous interrompre pour vous poser des questions).</text:p>
      <text:p text:style-name="P21"><text:span text:style-name="T5">[~ 20 minutes] </text:span><text:span text:style-name="T6">Vous réaliserez une présentation de votre application et expliquerez le fonctionnement de votre code, la structure de votre code et les raisons pour lesquelles vous avez choisi cette structure. Vous devrez également expliquer la méthode utilisée pour sécuriser votre base de données et préciser en quoi elle respecte le RGPD et les standards OWASP. </text:span></text:p>
      <text:p text:style-name="P12">Partie 2 – 10 minutes : Retour sur la soutenance</text:p>
      <text:p text:style-name="P22">Échange de questions/réponses : l’évaluateur pourra revenir sur certains points pour vous questionner sur vos choix.</text:p>
      <text:p text:style-name="P23">L’évaluateur vous fera un retour sur votre prestation en soutenance.</text:p>
      <text:p text:style-name="P1">Compétences évaluées</text:p>
      <text:p text:style-name="P6"><text:span text:style-name="T9">ï</text:span><text:span text:style-name="T5"> <text:s/></text:span><text:span text:style-name="T9">ï</text:span><text:span text:style-name="T5"> <text:s/>Mettre en œuvre des opérations CRUD de manière sécurisée</text:span></text:p>
      <text:p text:style-name="P6"><text:span text:style-name="T9">ï</text:span><text:span text:style-name="T5"> <text:s/></text:span><text:span text:style-name="T9">ï</text:span><text:span text:style-name="T5"> <text:s/>Stocker des données de manière sécurisée</text:span></text:p>
      <text:p text:style-name="P6"><text:span text:style-name="T9">ï</text:span><text:span text:style-name="T5"> <text:s/>Implémenter un modèle logique de données conformément à la réglementation</text:span></text:p>
      <text:p text:style-name="P3"/>
      <text:p text:style-name="P3">+++</text:p>
      <text:p text:style-name="P3"/>
      <text:p text:style-name="P3">Guidelines : la façon de traiter l’API en CRUD.</text:p>
      <text:p text:style-name="P3"/>
      <text:p text:style-name="P3">Note de cadrage : </text:p>
      <text:p text:style-name="P18"><text:span text:style-name="T10"><text:tab/>●  </text:span><text:span text:style-name="T12">l’API doit respecter le RGPD et les standards OWASP ; </text:span></text:p>
      <text:p text:style-name="P18"><text:span text:style-name="T10"><text:tab/>●  </text:span><text:span text:style-name="T12">le mot de passe des utilisateurs doit être chiffré ; </text:span></text:p>
      <text:p text:style-name="P18"><text:span text:style-name="T10"><text:tab/>●  </text:span><text:span text:style-name="T12">2 types de droits administrateur à la base de données doivent être </text:span><text:soft-page-break/><text:span text:style-name="T12">définis : un accès </text:span><text:span text:style-name="T11"> </text:span><text:span text:style-name="T12">pour supprimer ou modifier des tables, et un accès pour éditer le contenu de la base </text:span><text:span text:style-name="T11"> </text:span><text:span text:style-name="T12">de données ; </text:span></text:p>
      <text:p text:style-name="P19"><text:tab/>●  la sécurité de la base de données MongoDB (à partir d’un service tel que MongoDB Atlas) doit être faite de telle sorte que le validateur puisse lancer l’application depuis sa machine ; </text:p>
      <text:p text:style-name="P19"><text:tab/>●  l’authentification est renforcée sur les routes requises ; </text:p>
      <text:p text:style-name="P19"><text:tab/>●  les mots de passe sont stockés de manière sécurisée ; </text:p>
      <text:p text:style-name="P18"><text:span text:style-name="T10"><text:tab/>●  les adresses mails de la base de données sont uniques et un plugin Mongoose </text:span><text:span text:style-name="T11"> </text:span><text:span text:style-name="T10">approprié est utilisé pour s’assurer de leur caractère unique et rapporter des erreurs. </text:span></text:p>
      <text:p text:style-name="P3">Catch les erreurs. Routes des sauces authentifiées par jeton valide &lt;token&gt;. Modèles données sauces et utilisateurs uniques.</text:p>
      <text:p text:style-name="P20"><text:tab/>Technologies à utiliser </text:p>
      <text:p text:style-name="P25"><text:tab/>●  framework : Express ; </text:p>
      <text:p text:style-name="P25"><text:tab/>●  serveur : NodeJS ; </text:p>
      <text:p text:style-name="P25"><text:tab/>●  base de données : MongoDB ; </text:p>
      <text:p text:style-name="P24"><text:span text:style-name="T10"><text:tab/>●  toutes les opérations de la base de données doivent utiliser le pack Mongoose avec </text:span><text:span text:style-name="T11"> </text:span><text:span text:style-name="T10">des schémas de données stricts. </text:span></text:p>
      <text:p text:style-name="P25"/>
      <text:p text:style-name="P18"><text:span text:style-name="T12">Le lien du dépôt GitHub pour la partie frontend est le suivant : </text:span><text:span text:style-name="T17">Piquante</text:span><text:span text:style-name="T12">.  </text:span><text:span text:style-name="T13">Procédure :</text:span></text:p>
      <text:p text:style-name="P26">Cloner le projet. </text:p>
      <text:p text:style-name="P26">Exécuter npm install. </text:p>
      <text:p text:style-name="P26">Exécuter npm start.. </text:p>
      <text:p text:style-name="P31"><text:span text:style-name="T12">Exécution de l’API sur </text:span><text:span text:style-name="T18">http://localhost:3000</text:span><text:span text:style-name="T19"> </text:span><text:span text:style-name="T12">. </text:span></text:p>
      <text:p text:style-name="P30"><text:span text:style-name="T23">Le nombre de likes/dislikes et les tableaux like/dislike doivent être mis à jour pour mettre en œuvre la fonctionnalité. </text:span></text:p>
      <text:p text:style-name="P30"><text:span text:style-name="T21"/></text:p>
      <text:p text:style-name="P30"><text:span text:style-name="T21"/></text:p>
      <text:p text:style-name="P30"><text:soft-page-break/><text:span text:style-name="T21"/></text:p>
      <text:p text:style-name="P30"><text:span text:style-name="T21"/></text:p>
      <text:p text:style-name="P30"><text:span text:style-name="T21"/></text:p>
      <text:p text:style-name="P30"><text:span text:style-name="T21"/></text:p>
      <text:p text:style-name="P30"><text:span text:style-name="T21">TERM :</text:span></text:p>
      <text:p text:style-name="P29">Git : faut <text:span text:style-name="T24">ssh-add</text:span> puis après faut <text:span text:style-name="T24">clone (idem pour push)</text:span></text:p>
      <text:p text:style-name="P29">node --version</text:p>
      <text:p text:style-name="P29">npm install node-sass</text:p>
      <text:p text:style-name="P29"><text:span text:style-name="Source_20_Text">npm install </text:span><text:a xlink:type="simple" xlink:href="mailto:node-sass@4.14" text:style-name="Internet_20_link" text:visited-style-name="Visited_20_Internet_20_Link"><text:span text:style-name="Source_20_Text">node-sass@4.14</text:span></text:a></text:p>
      <text:p text:style-name="P29"><text:span text:style-name="Source_20_Text">npm start</text:span></text:p>
      <text:p text:style-name="P30"><text:span text:style-name="T23">git remote set-url origin git@github.com:Florian75011/P6_rouanet_florian_02072021.git</text:span></text:p>
      <text:p text:style-name="P27"><text:a xlink:type="simple" xlink:href="mailto:git@github.com" text:style-name="Internet_20_link" text:visited-style-name="Visited_20_Internet_20_Link"><text:span text:style-name="T16">git@github.com</text:span></text:a><text:span text:style-name="T12">:OpenClassrooms-Student-Center/dwj-projet6.git</text:span></text:p>
      <text:p text:style-name="P28">NodeJS en version 14.0</text:p>
      <text:p text:style-name="P28">Angular CLI en version 7.0.2.</text:p>
      <text:p text:style-name="P28">node-sass : version correspondante à NodeJS 14.0 installer node-sass en version 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Cambria-Bold" svg:font-family="Cambria-Bold"/>
    <style:font-face style:name="Consolas" svg:font-family="Consolas, 'Andale Mono WT', 'Andale Mono', 'Lucida Console', 'Lucida Sans Typewriter', 'DejaVu Sans Mono', 'Bitstream Vera Sans Mono', 'Liberation Mono', 'Nimbus Mono L', Monaco, 'Courier New', Courier, monospace"/>
    <style:font-face style:name="Symbol" svg:font-family="Symbol"/>
    <style:font-face style:name="Whitney" svg:font-family="Whitney, 'Helvetica Neue', Helvetica, Arial, sans-serif"/>
    <style:font-face style:name="Georgia" svg:font-family="Georgia" style:font-family-generic="roman"/>
    <style:font-face style:name="Times-Roman" svg:font-family="Times-Roman" style:font-family-generic="roman"/>
    <style:font-face style:name="TimesNewRomanPS-BoldMT" svg:font-family="TimesNewRomanPS-BoldMT" style:font-family-generic="roman"/>
    <style:font-face style:name="TimesNewRomanPSMT" svg:font-family="TimesNewRomanPSMT"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text:style-name="RTF_5f_Num_20_7_20_2" style:num-suffix="." style:num-format="1">
        <style:list-level-properties text:space-before="1.905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Rouanet</meta:initial-creator>
    <meta:creation-date>2021-07-02T13:06:48</meta:creation-date>
    <dc:date>2021-07-02T14:23:55</dc:date>
    <dc:creator>Florian Rouanet</dc:creator>
    <meta:editing-duration>PT1H2M46S</meta:editing-duration>
    <meta:editing-cycles>4</meta:editing-cycles>
    <meta:generator>OpenOffice/4.1.8$Unix OpenOffice.org_project/418m3$Build-9803</meta:generator>
    <meta:document-statistic meta:table-count="0" meta:image-count="0" meta:object-count="0" meta:page-count="4" meta:paragraph-count="65" meta:word-count="889" meta:character-count="5640"/>
  </office:meta>
</office:document-meta>
</file>